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text-properties style:font-name="Sawasdee" fo:font-size="10pt" fo:font-weight="normal" style:font-size-asian="10pt" style:font-weight-asian="normal" style:font-size-complex="10pt" style:font-weight-complex="normal"/>
    </style:style>
    <style:style style:name="P2" style:family="paragraph" style:parent-style-name="Text_20_body">
      <style:paragraph-properties fo:padding="0.0193in" fo:border="0.06pt solid #d9d9e3"/>
      <style:text-properties style:font-name="Sawasdee" fo:font-size="10pt" fo:font-weight="normal" officeooo:paragraph-rsid="00025f89" style:font-size-asian="10pt" style:font-weight-asian="normal" style:font-size-complex="10pt" style:font-weight-complex="normal"/>
    </style:style>
    <style:style style:name="P3" style:family="paragraph" style:parent-style-name="Text_20_body">
      <style:paragraph-properties fo:padding="0.0193in" fo:border="0.06pt solid #d9d9e3"/>
      <style:text-properties style:font-name="Sawasdee" fo:font-weight="normal" officeooo:paragraph-rsid="00025f89" style:font-weight-asian="normal" style:font-weight-complex="normal"/>
    </style:style>
    <style:style style:name="P4" style:family="paragraph" style:parent-style-name="Text_20_body">
      <style:paragraph-properties fo:padding="0.0193in" fo:border="0.06pt solid #d9d9e3"/>
      <style:text-properties style:font-name="Sawasdee" fo:font-weight="normal" officeooo:paragraph-rsid="00029f1b" style:font-weight-asian="normal" style:font-weight-complex="normal"/>
    </style:style>
    <style:style style:name="P5" style:family="paragraph" style:parent-style-name="Text_20_body">
      <style:paragraph-properties fo:margin-left="0in" fo:margin-right="0in" fo:text-indent="0in" style:auto-text-indent="false" fo:padding="0.0193in" fo:border="0.06pt solid #d9d9e3"/>
      <style:text-properties style:font-name="Sawasdee" fo:font-size="10pt" fo:font-weight="normal" style:font-size-asian="10pt" style:font-weight-asian="normal" style:font-size-complex="10pt" style:font-weight-complex="normal"/>
    </style:style>
    <style:style style:name="P6" style:family="paragraph" style:parent-style-name="Text_20_body">
      <style:paragraph-properties fo:margin-left="0in" fo:margin-right="0in" fo:text-indent="0in" style:auto-text-indent="false" fo:padding="0.0193in" fo:border="0.06pt solid #d9d9e3"/>
      <style:text-properties style:font-name="Sawasdee" fo:font-size="10pt" fo:font-weight="normal" officeooo:paragraph-rsid="00025f89" style:font-size-asian="10pt" style:font-weight-asian="normal" style:font-size-complex="10pt" style:font-weight-complex="normal"/>
    </style:style>
    <style:style style:name="P7" style:family="paragraph" style:parent-style-name="Heading_20_1">
      <style:text-properties style:font-name="Sawasdee" fo:font-weight="normal" style:font-weight-asian="normal" style:font-weight-complex="normal"/>
    </style:style>
    <style:style style:name="P8" style:family="paragraph" style:parent-style-name="Heading_20_1" style:list-style-name="">
      <style:text-properties style:font-name="Sawasdee" fo:font-weight="normal" style:font-weight-asian="normal" style:font-weight-complex="normal"/>
    </style:style>
    <style:style style:name="P9" style:family="paragraph" style:parent-style-name="Heading_20_1">
      <style:text-properties style:font-name="Sawasdee" fo:font-size="10pt" fo:font-weight="normal" officeooo:paragraph-rsid="00029f1b" style:font-size-asian="10pt" style:font-weight-asian="normal" style:font-size-complex="10pt" style:font-weight-complex="normal"/>
    </style:style>
    <style:style style:name="P10" style:family="paragraph" style:parent-style-name="Heading_20_1">
      <style:paragraph-properties fo:break-before="page"/>
      <style:text-properties style:font-name="Sawasdee" fo:font-weight="normal" style:font-weight-asian="normal" style:font-weight-complex="normal"/>
    </style:style>
    <style:style style:name="P11" style:family="paragraph" style:parent-style-name="Heading_20_2">
      <style:text-properties style:font-name="Sawasdee" fo:font-weight="normal" style:font-weight-asian="normal" style:font-weight-complex="normal"/>
    </style:style>
    <style:style style:name="P12" style:family="paragraph" style:parent-style-name="Heading_20_2" style:list-style-name="">
      <style:text-properties style:font-name="Sawasdee" fo:font-weight="normal" style:font-weight-asian="normal" style:font-weight-complex="normal"/>
    </style:style>
    <style:style style:name="P13" style:family="paragraph" style:parent-style-name="Heading_20_2">
      <style:text-properties style:font-name="Sawasdee" fo:font-weight="normal" officeooo:paragraph-rsid="00029f1b" style:font-weight-asian="normal" style:font-weight-complex="normal"/>
    </style:style>
    <style:style style:name="P14" style:family="paragraph" style:parent-style-name="Heading_20_2">
      <style:text-properties style:font-name="Sawasdee" fo:font-size="10pt" fo:font-weight="normal" style:font-size-asian="10pt" style:font-weight-asian="normal" style:font-size-complex="10pt" style:font-weight-complex="normal"/>
    </style:style>
    <style:style style:name="P15" style:family="paragraph" style:parent-style-name="Heading_20_2">
      <style:text-properties style:font-name="Sawasdee" fo:font-size="10pt" fo:font-weight="normal" officeooo:paragraph-rsid="00029f1b" style:font-size-asian="10pt" style:font-weight-asian="normal" style:font-size-complex="10pt" style:font-weight-complex="normal"/>
    </style:style>
    <style:style style:name="P16" style:family="paragraph" style:parent-style-name="Heading_20_2">
      <style:paragraph-properties fo:break-before="page"/>
      <style:text-properties style:font-name="Sawasdee" fo:font-weight="normal" officeooo:paragraph-rsid="00029f1b" style:font-weight-asian="normal" style:font-weight-complex="normal"/>
    </style:style>
    <style:style style:name="T1" style:family="text">
      <style:text-properties officeooo:rsid="00029f1b"/>
    </style:style>
    <style:style style:name="T2" style:family="text">
      <style:text-properties fo:font-size="10pt" style:font-size-asian="10pt" style:font-size-complex="10pt"/>
    </style:style>
    <style:style style:name="T3" style:family="text">
      <style:text-properties fo:font-size="10pt" officeooo:rsid="00025f89" style:font-size-asian="10pt" style:font-size-complex="10pt"/>
    </style:style>
    <style:style style:name="T4" style:family="text">
      <style:text-properties fo:font-size="10pt" officeooo:rsid="00029f1b"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Lesson 1: Introduction to databases</text:h>
      <text:p text:style-name="P1"><text:s text:c="4"/>• Introduce the concept of a database and explain why they are used</text:p>
      <text:p text:style-name="P1"><text:s text:c="8"/>◦ a database is a collection of data that is organized in a specific way to make it easy to access and manage.</text:p>
      <text:p text:style-name="P1"><text:s text:c="4"/>• Discuss different types of databases, such as relational databases, non-relational databases, and object-oriented databases. Provide examples of each type and explain the differences between them.</text:p>
      <text:p text:style-name="P1"><text:s text:c="4"/>• Discuss common use cases for databases, such as storing customer information for an e-commerce site</text:p>
      <text:p text:style-name="P1"><text:s text:c="4"/>• Walk through the basic structure of a database, including tables, rows, and columns</text:p>
      <text:p text:style-name="P1"/>
      <text:h text:style-name="P8" text:outline-level="1"/>
      <text:h text:style-name="P10" text:outline-level="1">Lesson 2: Designing a database</text:h>
      <text:p text:style-name="P1"><text:s text:c="4"/>• Discuss the process of designing a database, including determining the data that needs to be stored and identifying relationships between different data points</text:p>
      <text:p text:style-name="P1"><text:s text:c="4"/>• Introduce ERD (Entity-Relationship Diagram) and how it used to design the structure of a database</text:p>
      <text:p text:style-name="P1"><text:s text:c="4"/>• Cover the use of normalization and best practices for database design</text:p>
      <text:h text:style-name="P8" text:outline-level="1"/>
      <text:h text:style-name="P10" text:outline-level="1">Lesson 3: SQL basics</text:h>
      <text:p text:style-name="P1"><text:s text:c="4"/>• Introduce SQL and its role in interacting with a database</text:p>
      <text:p text:style-name="P1"><text:s text:c="4"/>• Cover basic SQL syntax, including SELECT, FROM, WHERE, and JOIN statements</text:p>
      <text:p text:style-name="P1"><text:s text:c="4"/>• Show how to use SQL to query a database and extract data</text:p>
      <text:h text:style-name="P8" text:outline-level="1"/>
      <text:h text:style-name="P10" text:outline-level="1">Lesson 4: Advanced SQL</text:h>
      <text:p text:style-name="P1"><text:s text:c="4"/>• Introduce more advanced SQL concepts, such as subqueries and UNION</text:p>
      <text:p text:style-name="P1"><text:s text:c="4"/>• Show how to use SQL to modify a database, including INSERT, UPDATE, and DELETE statements</text:p>
      <text:p text:style-name="P1"><text:s text:c="4"/>• Discuss best practices for using SQL and avoiding common pitfalls</text:p>
      <text:h text:style-name="P8" text:outline-level="1"/>
      <text:h text:style-name="P10" text:outline-level="1">Lesson 5: Working with a database management system</text:h>
      <text:p text:style-name="P1"><text:s text:c="4"/>• Introduce database management systems (DBMS) and the role they play in managing databases</text:p>
      <text:p text:style-name="P1"><text:s text:c="4"/>• Cover common DBMS such as MySQL, PostgreSQL, and MongoDB</text:p>
      <text:p text:style-name="P1"><text:s text:c="4"/>• Show how to set up a DBMS, create a database, and interact with it using SQL</text:p>
      <text:h text:style-name="P8" text:outline-level="1"/>
      <text:h text:style-name="P10" text:outline-level="1">Lesson 6: Database Optimization and Performance Tuning</text:h>
      <text:p text:style-name="P2"><text:s text:c="4"/></text:p>
      <text:p text:style-name="P6">Discuss common performance issues in databases and best practices to optimize them</text:p>
      <text:p text:style-name="P5">Cover indexing, caching, partitioning, and backup &amp; recovery</text:p>
      <text:p text:style-name="P5"/>
      <text:p text:style-name="P5">Show how to use performance monitoring tools to evaluate the health of a database</text:p>
      <text:p text:style-name="P1"/>
      <text:p text:style-name="P2">There are several common performance issues in databases that can occur, some of which include:</text:p>
      <text:p text:style-name="P2"/>
      <text:p text:style-name="P2"><text:span text:style-name="T1">1. </text:span>Slow queries: A query is taking too long to execute, which can be caused by a lack of appropriate indexes, poor database design, or a high volume of data.</text:p>
      <text:p text:style-name="P2"/>
      <text:p text:style-name="P2"><text:span text:style-name="T1">2. </text:span>High resource usage: The database is using too many resources, such as memory or CPU, which can cause other performance issues or slow down the entire system.</text:p>
      <text:p text:style-name="P2"/>
      <text:p text:style-name="P2"><text:span text:style-name="T1">3. </text:span>Deadlocks: A deadlock occurs when two or more processes are waiting for each other to release a resource, causing the system to become unresponsive.</text:p>
      <text:p text:style-name="P2"/>
      <text:p text:style-name="P2"><text:span text:style-name="T1">4. </text:span>Index fragmentation: Over time, indexes can become fragmented, which can cause slow performance when searching for data.</text:p>
      <text:p text:style-name="P2"/>
      <text:p text:style-name="P2"><text:span text:style-name="T1">5. </text:span>Blocking: When a database is waiting for a locked resource, it can cause other queries to wait, resulting in poor performance.</text:p>
      <text:p text:style-name="P1"/>
      <text:p text:style-name="P3"><text:span text:style-name="T2">To optimize performance in a database, </text:span><text:span text:style-name="T3">follow the </text:span><text:span text:style-name="T2">best practices that can be followed:</text:span></text:p>
      <text:p text:style-name="P2"/>
      <text:h text:style-name="P12" text:outline-level="2"/>
      <text:h text:style-name="P16" text:outline-level="2">Optimize queries</text:h>
      <text:p text:style-name="P4"><text:span text:style-name="T2">Review and optimize queries to ensure that they are efficient and </text:span><text:span text:style-name="T4">are</text:span><text:span text:style-name="T2"> not causing performance issues.</text:span></text:p>
      <text:h text:style-name="P15" text:outline-level="2"/>
      <text:h text:style-name="P13" text:outline-level="2"><text:span text:style-name="T1">U</text:span>se appropriate indexes </text:h>
      <text:p text:style-name="P2">Indexes can greatly improve the performance of queries, so it's important to use the right indexes for the right queries.</text:p>
      <text:p text:style-name="P2"/>
      <text:h text:style-name="P13" text:outline-level="2">Monitor resource usage </text:h>
      <text:h text:style-name="P9" text:outline-level="1">Keep an eye on resource usage and adjust the system as necessary to ensure that resources are being used efficiently.</text:h>
      <text:h text:style-name="P9" text:outline-level="1">These tools can help you identify performance issues and track system health over time.</text:h>
      <text:h text:style-name="P11" text:outline-level="2">Defragment indexes</text:h>
      <text:p text:style-name="P2">Regularly defragmenting indexes can improve performance by making sure that data is stored in a contiguous space.</text:p>
      <text:p text:style-name="P2">The frequency at which an index should be defragmented can depend on several factors, including the size of the database, the rate of insertions and updates, and the level of fragmentation.</text:p>
      <text:p text:style-name="P2">A generally accepted index fragmentation threshold is 30%, indexes with fragmentation higher than 30% should be considered for defragmentation.</text:p>
      <text:p text:style-name="P2">In general, smaller databases with a lower rate of data change can be defragmented less frequently, while larger databases with a high rate of data change may require more frequent defragmentation. It's a good practice to monitor the fragmentation levels and schedule defragmentation accordingly.</text:p>
      <text:p text:style-name="P2">It's worth mentioning that some database management systems such as SQL Server and Oracle automatically defragment indexes as part of their regular maintenance processes. If you are using such systems, you may not need to perform manual defragmentation.</text:p>
      <text:p text:style-name="P2">It's always best to check the documentation of your specific database management system to see if it has an automated index defragmentation feature, and if so, how it operates and how to configure it.</text:p>
      <text:p text:style-name="P2">Additionally, it's always recommended to take a full backup of the database before defragmenting any index, just in case you need to roll back the changes in case of any unexpected outcomes.</text:p>
      <text:p text:style-name="P2"/>
      <text:h text:style-name="P14" text:outline-level="2"/>
      <text:h text:style-name="P11" text:outline-level="2">Use Stored Procedures</text:h>
      <text:p text:style-name="P2">Stored Procedures can be pre-compiled and stored in the database, which can improve query performance.</text:p>
      <text:p text:style-name="P2"/>
      <text:h text:style-name="P11" text:outline-level="2"><text:soft-page-break/>Proper indexing and partitioning</text:h>
      <text:p text:style-name="P2">Partitioning of large tables, and appropriate use of clustered and non-clustered indexes can also greatly improve the performa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2T18:47:19.488780969</meta:creation-date>
    <meta:editing-duration>PT13M12S</meta:editing-duration>
    <meta:editing-cycles>2</meta:editing-cycles>
    <meta:generator>LibreOffice/6.4.7.2$Linux_X86_64 LibreOffice_project/40$Build-2</meta:generator>
    <dc:date>2023-01-12T18:47:44.762004394</dc:date>
    <meta:document-statistic meta:table-count="0" meta:image-count="0" meta:object-count="0" meta:page-count="8" meta:paragraph-count="53" meta:word-count="813" meta:character-count="5127" meta:non-whitespace-character-count="4288"/>
  </office:meta>
</office:document-meta>
</file>